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Ubuntu" svg:font-family="Ubuntu, sans-serif"/>
    <style:font-face style:name="dosis" svg:font-family="dosis, apple-system, BlinkMacSystemFont, 'Segoe UI', Roboto, Oxygen, Ubuntu, Cantarell, 'Fira Sans', 'Droid Sans', 'Helvetica Neue', sans-serif"/>
    <style:font-face style:name="inherit" svg:font-family="inheri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paragraph-rsid="00046ee8"/>
    </style:style>
    <style:style style:name="P4" style:family="paragraph" style:parent-style-name="Text_20_body">
      <style:paragraph-properties fo:line-height="5%"/>
      <style:text-properties fo:font-size="10pt" style:font-size-asian="10pt"/>
    </style:style>
    <style:style style:name="P5" style:family="paragraph" style:parent-style-name="Text_20_body">
      <style:text-properties officeooo:paragraph-rsid="00046ee8"/>
    </style:style>
    <style:style style:name="P6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8.5pt" style:font-size-asian="8.5pt"/>
    </style:style>
    <style:style style:name="T2" style:family="text">
      <style:text-properties style:text-scale="90%"/>
    </style:style>
    <style:style style:name="T3" style:family="text">
      <style:text-properties fo:letter-spacing="0.037cm" style:text-scale="90%"/>
    </style:style>
    <style:style style:name="T4" style:family="text">
      <style:text-properties style:text-scale="95%"/>
    </style:style>
    <style:style style:name="T5" style:family="text">
      <style:text-properties fo:letter-spacing="-0.004cm" style:text-scale="95%"/>
    </style:style>
    <style:style style:name="T6" style:family="text">
      <style:text-properties fo:letter-spacing="-0.002cm" style:text-scale="95%"/>
    </style:style>
    <style:style style:name="T7" style:family="text">
      <style:text-properties fo:letter-spacing="0.034cm" style:text-scale="90%"/>
    </style:style>
    <style:style style:name="T8" style:family="text">
      <style:text-properties officeooo:rsid="00045bac"/>
    </style:style>
    <style:style style:name="T9" style:family="text">
      <style:text-properties officeooo:rsid="00046ee8"/>
    </style:style>
    <style:style style:name="T10" style:family="text">
      <style:text-properties fo:font-variant="normal" fo:text-transform="none" fo:color="#1c1e21" loext:opacity="100%" style:font-name="inherit" fo:font-size="11.25pt" fo:letter-spacing="normal" fo:font-style="normal" fo:font-weight="normal" officeooo:rsid="00047996" loext:padding="0cm" loext:border="none"/>
    </style:style>
    <style:style style:name="T11" style:family="text">
      <style:text-properties fo:font-variant="normal" fo:text-transform="none" fo:color="#1c1e21" loext:opacity="100%" style:font-name="inherit" fo:font-size="11.25pt" fo:letter-spacing="normal" fo:font-style="normal" fo:font-weight="normal" officeooo:rsid="00047996" style:font-size-asian="12pt" style:font-size-complex="12pt" loext:padding="0cm" loext:border="none"/>
    </style:style>
    <style:style style:name="T12" style:family="text">
      <style:text-properties fo:font-variant="normal" fo:text-transform="none" fo:color="#1c1e21" loext:opacity="100%" style:font-name="Liberation Serif" fo:font-size="11.25pt" fo:letter-spacing="normal" fo:font-style="normal" fo:font-weight="normal" officeooo:rsid="00047996" loext:padding="0cm" loext:border="none"/>
    </style:style>
    <style:style style:name="T13" style:family="text">
      <style:text-properties fo:font-variant="normal" fo:text-transform="none" fo:color="#1c1e21" loext:opacity="100%" style:font-name="Liberation Serif" fo:font-size="12pt" fo:letter-spacing="normal" fo:font-style="normal" fo:font-weight="normal" officeooo:rsid="00047996" style:font-size-asian="12pt" style:font-size-complex="12pt" loext:padding="0cm" loext:border="none"/>
    </style:style>
    <style:style style:name="T14" style:family="text">
      <style:text-properties officeooo:rsid="00047996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47996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432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78cm" fo:min-width="1.51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78cm" fo:min-width="3.99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478cm" fo:min-width="1.66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000000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478cm" fo:min-width="1.51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hlášení o přístupnosti</text:h>
      <text:p text:style-name="P5"><text:span text:style-name="T8">Mateřská školka Stražisko, příspěvko organizace </text:span>se zavazuje k zpřístupnění své internetové stránky www.ms-strazisko.cz v souladu se zákonem č. 99/2019 Sb., o přístupnosti internetových stránek a mobilních aplikací a o změně zákona č. 365/2000 Sb., o informačních systémech veřejné správy a o změně některých dalších zákonů, ve znění pozdějších předpisů, které provádějí směrnici Evropského parlamentu a Rady (EU) 2016/2102. </text:p>
      <text:p text:style-name="P5">Toto prohlášení o přístupnosti se vztahuje na <text:span text:style-name="T9">stránky </text:span><text:a xlink:type="simple" xlink:href="http://www.ms-strazisko.cz/" text:style-name="Internet_20_link" text:visited-style-name="Visited_20_Internet_20_Link">www.ms-strazisko.cz</text:a></text:p>
      <text:h text:style-name="P3" text:outline-level="2">Stav souladu</text:h>
      <text:p text:style-name="Text_20_body">Uvedené internetové stránky jsou částečně v souladu s EN 301 549 V2 1.2 a standardem WCAG 2.1 z důvodu nedostatečně přístupného obsahu anebo výjimek uvedených níže.</text:p>
      <text:h text:style-name="P3" text:outline-level="2">Přístupnost obsahu</text:h>
      <text:p text:style-name="P5">Na internetových stránkách jsou informace nabízeny i v podobě dokumentů formátu DOC, DOCX, XLS, XLSX a PDF, a to zejména z důvodů, že obsahují typografické prvky a formátování, které webový formát HTML nepodporuje, nebo jsou příliš velké, proto pak doporučujeme jejich stažení. Formáty DOC a PDF jsou také vhodnější pro tisk. K prohlížení těchto dokumentů je možné zdarma stáhnout Word Viewer a Acrobat Reader. V některých webových prohlížečích je integrována aplikace, jež slouží k prohlížení výše uvedených formátů dokumentů.</text:p>
      <text:h text:style-name="P2" text:outline-level="2">Vypracování tohoto prohlášení o přístupnosti</text:h>
      <text:p text:style-name="P5">Toto prohlášení bylo vypracováno dne <text:span text:style-name="T9">11.09.2021. </text:span></text:p>
      <text:p text:style-name="P5">Toto prohlášení bylo <text:span text:style-name="T9">revidováno </text:span>dne <text:span text:style-name="T9">11.09.2021.</text:span></text:p>
      <text:p text:style-name="P5"><text:span text:style-name="T9">Posouzení přístupnosti bylo provedeno zaměstnanci </text:span><text:span text:style-name="T8">Mateřsk</text:span><text:span text:style-name="T9">é</text:span><text:span text:style-name="T8"> školk</text:span><text:span text:style-name="T9">y</text:span><text:span text:style-name="T8"> Stražisko.</text:span></text:p>
      <text:h text:style-name="P2" text:outline-level="2">Zpětná vazba a kontaktní údaje </text:h>
      <text:p text:style-name="P5">Obec Stražisko má za cíl, aby jím spravované internetové stránky byly přístupné všem jejím uživatelům a to na základě principů přístupnosti (vnímatelnost, ovladatelnost, srozumitelnost a stabilita). Kontakt je:</text:p>
      <text:p text:style-name="P5"/>
      <text:p text:style-name="P5">Mateřská školka Stražisko</text:p>
      <text:p text:style-name="P5">příspěvková organizace,</text:p>
      <text:p text:style-name="P5">798 44 Stražisko</text:p>
      <text:p text:style-name="P5"/>
      <text:p text:style-name="P5">tele<text:span text:style-name="T16">fon: </text:span><text:span text:style-name="T17">+420 </text:span><text:span text:style-name="T13">728 426 363</text:span></text:p>
      <text:p text:style-name="P5">e-mail: <text:a xlink:type="simple" xlink:href="mailto:msstrazisko@seznam.cz" text:style-name="Internet_20_link" text:visited-style-name="Visited_20_Internet_20_Link">msstrazisko@seznam.cz</text:a></text:p>
      <text:h text:style-name="P2" text:outline-level="2"><text:soft-page-break/>Postupy pro prosazování práva</text:h>
      <text:p text:style-name="P5">V případě, že Vám nebyla poskytnuta odpověď nebo poskytnutá odpověď je neadekvátní či neuspokojivá v souvislosti s Vaší žádostí či oznámením ohledně přístupnosti internetových stránek nebo webové aplikace, kontaktujte příslušný orgán pro prosazování práva:</text:p>
      <text:p text:style-name="P5"/>
      <text:p text:style-name="P5">Ministerstvo vnitra</text:p>
      <text:p text:style-name="P5">odbor eGovernmentu</text:p>
      <text:p text:style-name="P5">náměstí Hrdinů 1634/3</text:p>
      <text:p text:style-name="P5">140 21 Praha 4</text:p>
      <text:p text:style-name="P5">e-mail: <text:a xlink:type="simple" xlink:href="mailto:pristupnost@mvcr.cz" text:style-name="Internet_20_link" text:visited-style-name="Visited_20_Internet_20_Link">pristupnost@mvcr.c</text:a><text:a xlink:type="simple" xlink:href="mailto:pristupnost@mvcr.cz" text:style-name="Internet_20_link" text:visited-style-name="Visited_20_Internet_20_Link"><text:span text:style-name="T14">z</text:span>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Ubuntu" svg:font-family="Ubuntu, sans-serif"/>
    <style:font-face style:name="dosis" svg:font-family="dosis, apple-system, BlinkMacSystemFont, 'Segoe UI', Roboto, Oxygen, Ubuntu, Cantarell, 'Fira Sans', 'Droid Sans', 'Helvetica Neue', sans-serif"/>
    <style:font-face style:name="inherit" svg:font-family="inheri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default-outline-level="2" style:list-style-name="" style:class="text" style:master-page-name="">
      <style:paragraph-properties fo:margin-left="0.187cm" fo:margin-right="0cm" fo:text-indent="0cm" style:auto-text-indent="false" style:page-number="auto"/>
      <style:text-properties style:font-name="Cambria" fo:font-family="Cambria" style:font-family-generic="roman" style:font-pitch="variable" fo:font-size="15pt" fo:font-weight="bold" style:font-name-asian="Cambria1" style:font-family-asian="Cambria" style:font-family-generic-asian="system" style:font-pitch-asian="variable" style:font-size-asian="9.5pt" style:font-weight-asian="bold" style:font-name-complex="Cambria1" style:font-family-complex="Cambria" style:font-family-generic-complex="system" style:font-pitch-complex="variable" style:font-size-complex="9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28cm" fo:margin-right="0cm" fo:margin-top="0.273cm" fo:margin-bottom="0cm" style:contextual-spacing="false" fo:text-indent="-0.439cm" style:auto-text-indent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Label_20_4" style:display-name="ListLabel 4" style:family="text">
      <style:text-properties style:font-name="Cambria" fo:font-family="Cambria" style:font-family-generic="roman" style:font-pitch="variable" fo:font-size="8.5pt" fo:letter-spacing="-0.002cm" fo:font-style="italic" fo:font-weight="normal" style:font-name-asian="Cambria1" style:font-family-asian="Cambria" style:font-family-generic-asian="system" style:font-pitch-asian="variable" style:font-size-asian="8.5pt" style:font-style-asian="italic" style:font-weight-asian="normal" style:font-name-complex="Cambria1" style:font-family-complex="Cambria" style:font-family-generic-complex="system" style:font-pitch-complex="variable" style:font-size-complex="8.5pt" style:font-style-complex="italic" style:font-weight-complex="normal" style:text-scale="78%"/>
    </style:style>
    <style:style style:name="ListLabel_20_3" style:display-name="ListLabel 3" style:family="text">
      <style:text-properties style:font-name="Cambria" fo:font-family="Cambria" style:font-family-generic="roman" style:font-pitch="variable" fo:font-size="9.5pt" fo:font-style="normal" fo:font-weight="normal" style:font-name-asian="Cambria1" style:font-family-asian="Cambria" style:font-family-generic-asian="system" style:font-pitch-asian="variable" style:font-size-asian="9.5pt" style:font-style-asian="normal" style:font-weight-asian="normal" style:font-name-complex="Cambria1" style:font-family-complex="Cambria" style:font-family-generic-complex="system" style:font-pitch-complex="variable" style:font-size-complex="9.5pt" style:font-style-complex="normal" style:font-weight-complex="normal" style:text-scale="79%"/>
    </style:style>
    <style:style style:name="ListLabel_20_1" style:display-name="ListLabel 1" style:family="text">
      <style:text-properties style:font-name="Cambria" fo:font-family="Cambria" style:font-family-generic="roman" style:font-pitch="variable" fo:font-size="9.5pt" fo:font-style="normal" fo:font-weight="normal" style:font-name-asian="Cambria1" style:font-family-asian="Cambria" style:font-family-generic-asian="system" style:font-pitch-asian="variable" style:font-size-asian="9.5pt" style:font-style-asian="normal" style:font-weight-asian="normal" style:font-name-complex="Cambria1" style:font-family-complex="Cambria" style:font-family-generic-complex="system" style:font-pitch-complex="variable" style:font-size-complex="9.5pt" style:font-style-complex="normal" style:font-weight-complex="normal" style:text-scale="85%"/>
    </style:style>
    <style:style style:name="ListLabel_20_2" style:display-name="ListLabel 2" style:family="text">
      <style:text-properties fo:font-size="9.5pt" fo:font-style="normal" fo:font-weight="normal" style:font-name-asian="Cambria1" style:font-family-asian="Cambria" style:font-family-generic-asian="system" style:font-pitch-asian="variable" style:font-size-asian="9.5pt" style:font-style-asian="normal" style:font-weight-asian="normal" style:font-name-complex="Cambria1" style:font-family-complex="Cambria" style:font-family-generic-complex="system" style:font-pitch-complex="variable" style:font-size-complex="9.5pt" style:font-style-complex="normal" style:font-weight-complex="normal" style:text-scale="9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4" style:num-format="a" style:num-letter-sync="true">
        <style:list-level-properties text:list-level-position-and-space-mode="label-alignment">
          <style:list-level-label-alignment text:label-followed-by="listtab" fo:text-indent="-0.24cm" fo:margin-left="0.42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4cm" fo:margin-left="2.043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4cm" fo:margin-left="3.66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4cm" fo:margin-left="5.281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4cm" fo:margin-left="6.9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4cm" fo:margin-left="8.5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4cm" fo:margin-left="10.13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4cm" fo:margin-left="11.75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4cm" fo:margin-left="13.3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a" style:num-letter-sync="true">
        <style:list-level-properties text:list-level-position-and-space-mode="label-alignment">
          <style:list-level-label-alignment text:label-followed-by="listtab" fo:text-indent="-0.432cm" fo:margin-left="0.619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432cm" fo:margin-left="2.233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432cm" fo:margin-left="3.83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432cm" fo:margin-left="5.429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432cm" fo:margin-left="7.02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432cm" fo:margin-left="8.62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432cm" fo:margin-left="10.22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432cm" fo:margin-left="11.82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432cm" fo:margin-left="13.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9cm" fo:margin-left="0.628cm"/>
        </style:list-level-properties>
      </text:list-level-style-number>
      <text:list-level-style-bullet text:level="2" text:style-name="ListLabel_20_2" text:bullet-char="—">
        <style:list-level-properties text:list-level-position-and-space-mode="label-alignment">
          <style:list-level-label-alignment text:label-followed-by="listtab" fo:text-indent="-0.496cm" fo:margin-left="1.12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496cm" fo:margin-left="2.8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496cm" fo:margin-left="4.5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496cm" fo:margin-left="6.29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496cm" fo:margin-left="8.01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496cm" fo:margin-left="9.731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496cm" fo:margin-left="11.45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496cm" fo:margin-left="13.1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center"/>
    </style:style>
    <style:style style:name="MP3" style:family="paragraph" style:parent-style-name="Text_20_body">
      <style:paragraph-properties fo:margin-left="0.035cm" fo:margin-right="0cm" fo:margin-top="0.037cm" fo:margin-bottom="0cm" style:contextual-spacing="false" fo:text-indent="0cm" style:auto-text-indent="false"/>
    </style:style>
    <style:style style:name="MP4" style:family="paragraph">
      <loext:graphic-properties draw:fill="none"/>
    </style:style>
    <style:style style:name="MP5" style:family="paragraph" style:parent-style-name="Frame_20_contents">
      <style:paragraph-properties fo:margin-left="0.035cm" fo:margin-right="0cm" fo:margin-top="0.035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scale="95%"/>
    </style:style>
    <style:style style:name="MT2" style:family="text">
      <style:text-properties fo:letter-spacing="-0.002cm" style:text-scale="95%"/>
    </style:style>
    <style:style style:name="MT3" style:family="text">
      <style:text-properties style:text-scale="90%"/>
    </style:style>
    <style:style style:name="MT4" style:family="text">
      <style:text-properties fo:letter-spacing="0.037cm" style:text-scale="90%"/>
    </style:style>
    <style:style style:name="MT5" style:family="text">
      <style:text-properties fo:letter-spacing="0.034cm" style:text-scale="90%"/>
    </style:style>
    <style:style style:name="MT6" style:family="text">
      <style:text-properties fo:font-size="8.5pt" style:font-size-asian="8.5pt"/>
    </style:style>
    <style:style style:name="MT7" style:family="text">
      <style:text-properties fo:letter-spacing="-0.004cm" style:text-scale="95%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ragraph" draw:opacity="0%" fo:padding="0.15cm" fo:border="none" style:writing-mode="lr-tb" draw:textarea-vertical-align="top"/>
    </style:style>
    <style:style style:name="Mgr1" style:family="graphic">
      <style:graphic-properties draw:stroke="none" svg:stroke-width="0cm" draw:fill="solid" draw:fill-color="#000000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478cm" fo:min-width="1.51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478cm" fo:min-width="3.99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478cm" fo:min-width="1.662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0.432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0.478cm" fo:min-width="1.513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15cm" fo:margin-bottom="0.494cm" fo:margin-left="2.187cm" fo:margin-right="2.187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cm" fo:margin-left="0cm" fo:margin-right="0cm" fo:margin-bottom="0.61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polygon text:anchor-type="char" draw:z-index="0" draw:style-name="Mgr1" draw:text-style-name="MP2" svg:width="0.9cm" svg:height="0.339cm" svg:x="3.949cm" svg:y="1.773cm" svg:viewBox="0 0 901 340" draw:points="901,0 884,0 884,19 884,322 18,322 18,19 884,19 884,0 0,0 0,16 0,19 0,322 0,336 0,340 901,340 901,336 901,322 901,19 901,16"><text:p/></draw:polygon><draw:rect text:anchor-type="char" draw:z-index="1" draw:style-name="Mgr1" draw:text-style-name="MP2" svg:width="18.045cm" svg:height="0.018cm" svg:x="1.466cm" svg:y="2.245cm"><text:p/></draw:rect><draw:custom-shape text:anchor-type="char" draw:z-index="2" draw:style-name="Mgr2" draw:text-style-name="MP4" svg:width="1.516cm" svg:height="0.479cm" svg:x="1.431cm" svg:y="1.679cm"><text:p text:style-name="MP3"><text:span text:style-name="MT1">L</text:span><text:span text:style-name="MT2"> </text:span><text:span text:style-name="MT1">256/106</text:span></text:p><draw:enhanced-geometry draw:type="0"/></draw:custom-shape><draw:frame draw:style-name="Mfr1" draw:name="Rámec1" text:anchor-type="char" svg:x="1.431cm" svg:y="1.679cm" svg:width="1.515cm" svg:height="0.478cm" draw:z-index="0"><draw:text-box><text:p text:style-name="MP3"><text:span text:style-name="MT1">L</text:span><text:span text:style-name="MT2"> </text:span><text:span text:style-name="MT1">256/106</text:span></text:p></draw:text-box></draw:frame><draw:custom-shape text:anchor-type="char" draw:z-index="3" draw:style-name="Mgr3" draw:text-style-name="MP4" svg:width="3.996cm" svg:height="0.479cm" svg:x="8.491cm" svg:y="1.679cm"><text:p text:style-name="MP3"><text:span text:style-name="MT3">Úřední</text:span><text:span text:style-name="MT4"> </text:span><text:span text:style-name="MT3">věstník</text:span><text:span text:style-name="MT4"> </text:span><text:span text:style-name="MT3">Evropské</text:span><text:span text:style-name="MT5"> </text:span><text:span text:style-name="MT3">unie</text:span></text:p><draw:enhanced-geometry draw:type="0"/></draw:custom-shape><draw:frame draw:style-name="Mfr1" draw:name="Rámec2" text:anchor-type="char" svg:x="8.491cm" svg:y="1.679cm" svg:width="3.995cm" svg:height="0.478cm" draw:z-index="0"><draw:text-box><text:p text:style-name="MP3"><text:span text:style-name="MT3">Úřední</text:span><text:span text:style-name="MT4"> </text:span><text:span text:style-name="MT3">věstník</text:span><text:span text:style-name="MT4"> </text:span><text:span text:style-name="MT3">Evropské</text:span><text:span text:style-name="MT5"> </text:span><text:span text:style-name="MT3">unie</text:span></text:p></draw:text-box></draw:frame><draw:custom-shape text:anchor-type="char" draw:z-index="4" draw:style-name="Mgr4" draw:text-style-name="MP4" svg:width="1.662cm" svg:height="0.479cm" svg:x="17.886cm" svg:y="1.679cm"><text:p text:style-name="MP3"><text:span text:style-name="MT1">12.10.2018</text:span></text:p><draw:enhanced-geometry draw:type="0"/></draw:custom-shape><draw:frame draw:style-name="Mfr1" draw:name="Rámec3" text:anchor-type="char" svg:x="17.886cm" svg:y="1.679cm" svg:width="1.662cm" svg:height="0.478cm" draw:z-index="0"><draw:text-box><text:p text:style-name="MP3"><text:span text:style-name="MT1">12.10.2018</text:span></text:p></draw:text-box></draw:frame><draw:custom-shape text:anchor-type="char" draw:z-index="5" draw:style-name="Mgr5" draw:text-style-name="MP4" svg:width="0.391cm" svg:height="0.433cm" svg:x="4.203cm" svg:y="1.723cm"><text:p text:style-name="MP5"><text:span text:style-name="MT6">CS</text:span></text:p><draw:enhanced-geometry draw:type="0"/></draw:custom-shape><draw:frame draw:style-name="Mfr1" draw:name="Rámec4" text:anchor-type="char" svg:x="4.203cm" svg:y="1.723cm" svg:width="0.39cm" svg:height="0.432cm" draw:z-index="0"><draw:text-box><text:p text:style-name="MP5"><text:span text:style-name="MT6">CS</text:span></text:p></draw:text-box></draw:frame></text:p>
      </style:header>
    </style:master-page>
    <style:master-page style:name="Converted2" style:page-layout-name="Mpm2">
      <style:header>
        <text:p text:style-name="MP1"><draw:polygon text:anchor-type="char" draw:z-index="6" draw:style-name="Mgr1" draw:text-style-name="MP2" svg:width="0.9cm" svg:height="0.339cm" svg:x="3.949cm" svg:y="1.773cm" svg:viewBox="0 0 901 340" draw:points="901,0 884,0 884,19 884,322 18,322 18,19 884,19 884,0 0,0 0,16 0,19 0,322 0,336 0,340 901,340 901,336 901,322 901,19 901,16"><text:p/></draw:polygon><draw:rect text:anchor-type="char" draw:z-index="7" draw:style-name="Mgr1" draw:text-style-name="MP2" svg:width="18.045cm" svg:height="0.018cm" svg:x="1.466cm" svg:y="2.245cm"><text:p/></draw:rect><draw:custom-shape text:anchor-type="char" draw:z-index="8" draw:style-name="Mgr4" draw:text-style-name="MP4" svg:width="1.662cm" svg:height="0.479cm" svg:x="1.431cm" svg:y="1.679cm"><text:p text:style-name="MP3"><text:span text:style-name="MT1">12.10.2018</text:span></text:p><draw:enhanced-geometry draw:type="0"/></draw:custom-shape><draw:frame draw:style-name="Mfr1" draw:name="Rámec5" text:anchor-type="char" svg:x="1.431cm" svg:y="1.679cm" svg:width="1.662cm" svg:height="0.478cm" draw:z-index="0"><draw:text-box><text:p text:style-name="MP3"><text:span text:style-name="MT1">12.10.2018</text:span></text:p></draw:text-box></draw:frame><draw:custom-shape text:anchor-type="char" draw:z-index="9" draw:style-name="Mgr3" draw:text-style-name="MP4" svg:width="3.996cm" svg:height="0.479cm" svg:x="8.491cm" svg:y="1.679cm"><text:p text:style-name="MP3"><text:span text:style-name="MT3">Úřední</text:span><text:span text:style-name="MT4"> </text:span><text:span text:style-name="MT3">věstník</text:span><text:span text:style-name="MT4"> </text:span><text:span text:style-name="MT3">Evropské</text:span><text:span text:style-name="MT5"> </text:span><text:span text:style-name="MT3">unie</text:span></text:p><draw:enhanced-geometry draw:type="0"/></draw:custom-shape><draw:frame draw:style-name="Mfr1" draw:name="Rámec6" text:anchor-type="char" svg:x="8.491cm" svg:y="1.679cm" svg:width="3.995cm" svg:height="0.478cm" draw:z-index="0"><draw:text-box><text:p text:style-name="MP3"><text:span text:style-name="MT3">Úřední</text:span><text:span text:style-name="MT4"> </text:span><text:span text:style-name="MT3">věstník</text:span><text:span text:style-name="MT4"> </text:span><text:span text:style-name="MT3">Evropské</text:span><text:span text:style-name="MT5"> </text:span><text:span text:style-name="MT3">unie</text:span></text:p></draw:text-box></draw:frame><draw:custom-shape text:anchor-type="char" draw:z-index="10" draw:style-name="Mgr6" draw:text-style-name="MP4" svg:width="1.514cm" svg:height="0.479cm" svg:x="18.032cm" svg:y="1.679cm"><text:p text:style-name="MP3"><text:span text:style-name="MT1">L</text:span><text:span text:style-name="MT7"> </text:span><text:span text:style-name="MT1">256/107</text:span></text:p><draw:enhanced-geometry draw:type="0"/></draw:custom-shape><draw:frame draw:style-name="Mfr1" draw:name="Rámec7" text:anchor-type="char" svg:x="18.032cm" svg:y="1.679cm" svg:width="1.513cm" svg:height="0.478cm" draw:z-index="0"><draw:text-box><text:p text:style-name="MP3"><text:span text:style-name="MT1">L</text:span><text:span text:style-name="MT7"> </text:span><text:span text:style-name="MT1">256/107</text:span></text:p></draw:text-box></draw:frame><draw:custom-shape text:anchor-type="char" draw:z-index="11" draw:style-name="Mgr5" draw:text-style-name="MP4" svg:width="0.391cm" svg:height="0.433cm" svg:x="4.203cm" svg:y="1.723cm"><text:p text:style-name="MP5"><text:span text:style-name="MT6">CS</text:span></text:p><draw:enhanced-geometry draw:type="0"/></draw:custom-shape><draw:frame draw:style-name="Mfr1" draw:name="Rámec8" text:anchor-type="char" svg:x="4.203cm" svg:y="1.723cm" svg:width="0.39cm" svg:height="0.432cm" draw:z-index="0"><draw:text-box><text:p text:style-name="MP5"><text:span text:style-name="MT6">CS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11:22:56.651000000</meta:creation-date>
    <dc:date>2021-09-11T13:03:01.370000000</dc:date>
    <meta:editing-duration>PT8M11S</meta:editing-duration>
    <meta:editing-cycles>1</meta:editing-cycles>
    <meta:document-statistic meta:table-count="0" meta:image-count="0" meta:object-count="0" meta:page-count="2" meta:paragraph-count="33" meta:word-count="319" meta:character-count="2300" meta:non-whitespace-character-count="2011"/>
    <meta:generator>LibreOffice/7.1.4.2$Windows_X86_64 LibreOffice_project/a529a4fab45b75fefc5b6226684193eb000654f6</meta:generator>
  </office:meta>
</office:document-meta>
</file>